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ANJAS AMAZONICA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S AMAZONICAS SA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DENA DIAZ, VERONICA YB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ARGAS PACAMIA, ISMA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S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13:00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